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35c" officeooo:paragraph-rsid="0005a35c"/>
    </style:style>
    <style:style style:name="P2" style:family="paragraph" style:parent-style-name="Standard">
      <style:text-properties officeooo:rsid="0005f02d" officeooo:paragraph-rsid="0005f02d"/>
    </style:style>
    <style:style style:name="P3" style:family="paragraph" style:parent-style-name="Standard">
      <style:text-properties officeooo:rsid="00072058" officeooo:paragraph-rsid="00072058"/>
    </style:style>
    <style:style style:name="P4" style:family="paragraph" style:parent-style-name="Standard">
      <style:text-properties style:text-underline-style="solid" style:text-underline-width="auto" style:text-underline-color="font-color" fo:font-weight="bold" officeooo:rsid="0005a35c" officeooo:paragraph-rsid="0005a35c" style:font-weight-asian="bold" style:font-weight-complex="bold"/>
    </style:style>
    <style:style style:name="P5" style:family="paragraph" style:parent-style-name="Standard">
      <style:text-properties officeooo:rsid="0008d4bd" officeooo:paragraph-rsid="0008d4bd"/>
    </style:style>
    <style:style style:name="P6" style:family="paragraph" style:parent-style-name="Standard">
      <style:text-properties officeooo:rsid="000ac6cd" officeooo:paragraph-rsid="000ac6cd"/>
    </style:style>
    <style:style style:name="P7" style:family="paragraph" style:parent-style-name="Standard">
      <style:text-properties officeooo:rsid="000ac6cd" officeooo:paragraph-rsid="000dc295"/>
    </style:style>
    <style:style style:name="P8" style:family="paragraph" style:parent-style-name="Standard">
      <style:text-properties officeooo:rsid="000dc295" officeooo:paragraph-rsid="000dc295"/>
    </style:style>
    <style:style style:name="T1" style:family="text">
      <style:text-properties officeooo:rsid="0005f02d"/>
    </style:style>
    <style:style style:name="T2" style:family="text">
      <style:text-properties officeooo:rsid="0007eb4a"/>
    </style:style>
    <style:style style:name="T3" style:family="text">
      <style:text-properties officeooo:rsid="0008d4bd"/>
    </style:style>
    <style:style style:name="T4" style:family="text">
      <style:text-properties officeooo:rsid="000c5c04"/>
    </style:style>
    <style:style style:name="T5" style:family="text">
      <style:text-properties officeooo:rsid="000dc295"/>
    </style:style>
    <style:style style:name="T6" style:family="text">
      <style:text-properties officeooo:rsid="000f7e80"/>
    </style:style>
    <style:style style:name="T7" style:family="text">
      <style:text-properties officeooo:rsid="001002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3</text:p>
      <text:p text:style-name="P3">Neben der in 4.2 vorgestellten Methode zum Erstellen von für unser Programm lesbaren Textdateien liegen der Abgabe noch weitere Skripte, implementiert in Python, bei, die diesen Dienst verrichten beziehungsweise ähnliche Dienste.</text:p>
      <text:p text:style-name="P3">Diese Vielzahl der Möglichkeiten zum verrichten dieses Dienst wird durch die Heterogenität der uns vorliegenden Formate von Sensorausgaben begründet.</text:p>
      <text:p text:style-name="P3">Der Skript „formatScript.py“ sollte als zu erweiternde Grundlage eines Skriptes verstanden werden, im Fall das die vorhandenen Messdaten nicht dem .tsv Format entsprechen dass der in 4.2 vorgestellte Skript voraussetzt. <text:span text:style-name="T3">Dies ermöglicht es auch unvorhergesehene Formate, z.b. durch andere Sensoren, ohne großen Aufwand in ein von unserem Programm lesbares Format zu transformieren.</text:span></text:p>
      <text:p text:style-name="P3">Der Skript „filterScript.py“ dient dem Zweck bereits korrekt Formatierte Dateien einzulesen, und die Einträge nach vom Benutzer definierten Kriterien zu filtern. Auch dieser Skript bietet in seiner Ausgangsfassung keine inhärente Funktionalität, sollte also erweitert werden. <text:span text:style-name="T2">Die Begründung der Tatsache dass diese Funktionalität separiert von unserem eigentlichen Programm vorliegt liegt zum einen darin dass eine Filterung einer einzelnen Datenreihe eigentlich unsinnig erscheint wenn man den dabei erlittenen Informationsverlust in Betracht zieht, zum anderen ist es sehr schwer, falls doch gefiltert werden soll, alle möglichen und und unmöglichen Filterungsoptionen in einem statischen Programm zu simulieren. Wir haben uns deshalb dazu entschlossen diesem Programm einige Skripte beizulegen die eine solche Flexibilität gewährleisten.</text:span></text:p>
      <text:p text:style-name="P1"/>
      <text:p text:style-name="P4">4.4</text:p>
      <text:p text:style-name="P1">Die aus der Datei eingelesenen Datenpunkte werden standardmäßig durch Rasterisierung in <text:span text:style-name="T1">Knoten übertragen. Zum Zeitpunkt unserer Abgabe unterstützt unser Programm nur Rasterisierung als Methode zur Synthese von Knotenpunkten aus den Datenpunkten. Denkbar wären auch andere Ansätze, wie zum Beispiel eine Rasterisierung mit zusätzlicher Zeitkomponente oder eine Rasterisierung durch Quadtrees beziehungsweise Octrees. Dies könnte zum Beispiel bei Datenreihen mit einer sehr hohen Punktanzahl für eine bessere Auflösung sorgen.</text:span></text:p>
      <text:p text:style-name="P2">In unserem Programm sind bereits Möglichkeiten zur Erweiterung gegeben. </text:p>
      <text:p text:style-name="P1"/>
      <text:p text:style-name="P4">Bedienungsanleitung</text:p>
      <text:p text:style-name="P6">Bedienung der Alternativen Vorbereitungsskripts</text:p>
      <text:p text:style-name="P6">Die Vorbereitungsskripts werden in der Kommandozeile verwendet <text:span text:style-name="T4">und wurden geschrieben für Python 3.5</text:span>.</text:p>
      <text:p text:style-name="P7">Der „formatScript.py“ Skript benötigt zwei Argumente. Das ‚source‘ Argument beschreibt die Datei aus der die Ausgangsdaten gelesen werden sollen. Das ‚target‘ Argument beschreibt die Datei in die <text:s/>die Zieldaten geschrieben werden sollen. (Achtung! Eventuell vorhandene Inhalte der Zieldatei werden überschrieben!) <text:span text:style-name="T4">Ein Beispielhafter Aufruf in der Kommandozeile wäre auf einem Ubuntu-System: python3 formatScript.py –source=sourceFileName –target=targetFileName. Sowohl sourceFileName als auch targetFileName müssen Dateien sein die im gleichen Ordner wie der Skript liegen. Der Skript fragt bei erfolgreichem Aufrufen zuerst die Positionen der relevanten Felder in dem übergebenen Datensatz. Ist dieser Vorgang abgeschlossen wird gefragt ob die Datensätze durch die selben Zeichen getrennt werden wie die Felder des Datensatzes.</text:span></text:p>
      <text:p text:style-name="P7"><text:span text:style-name="T4">(Ein Beispiel für solche Inputstrings wäre z.b. (f1)a(f2)a(f3)a(f1)a…., wobei (fx) Felder des Datensatzes und a Abstandszeichen wie z.b. Tabulatoren sind)</text:span></text:p>
      <text:p text:style-name="P7"><text:span text:style-name="T5">Ist dies der Fall wird der String anhand der Datensatzgröße und des Abstandszeichens aufgetrennt und anhand der im vorherigen Schritt ermittelten Offsets zu einem lesbaren String verarbeitet.</text:span></text:p>
      <text:p text:style-name="P8">Ist der Datensatz jedoch nach dem Schema (f1)a(f2)a(f3)d(f1)a(f2)…. getrennt (z.b. mit a=“, “ und b=“\n“ bei csv) wird nach den Zeichen zum trennen der Felder und Datensätzen gefragt.</text:p>
      <text:p text:style-name="P8">Der „filterScript.py“ wird genau wie der vorherige Skript aufgerufen, jedoch müssen bei ihm im <text:span text:style-name="T6">Mittelteil einige Zeilen Code zur Art des Filterns ergänzt werden (im durch „#Filter data here“ und „#End Filter here“ gekennzeichneten Bereich) Die Daten werden durch die Liste data </text:span><text:soft-page-break/><text:span text:style-name="T6">gekennzeichent die Objekte der Hilfsklasse „Dataset“ enthält. Nach Ablauf des Filters werden die nun in data stehenden Dateien in ein lesbares Format übertragen und in die „target“-Datei geschrieben. </text:span></text:p>
      <text:p text:style-name="P5"/>
      <text:p text:style-name="P5">Vorbereitung/Annahmen</text:p>
      <text:p text:style-name="P5">//<text:span text:style-name="T7">TODO</text:span></text:p>
      <text:p text:style-name="P5">Starten des Programms</text:p>
      <text:p text:style-name="P5">//<text:span text:style-name="T7">TODO</text:span></text:p>
      <text:p text:style-name="P5">Bedienung des Interfaces</text:p>
      <text:p text:style-name="P1">//<text:span text:style-name="T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5:37:53.086977791</meta:creation-date>
    <dc:date>2017-06-15T16:43:11.132711934</dc:date>
    <meta:editing-duration>PT29M43S</meta:editing-duration>
    <meta:editing-cycles>6</meta:editing-cycles>
    <meta:generator>LibreOffice/5.1.6.2$Linux_X86_64 LibreOffice_project/10m0$Build-2</meta:generator>
    <meta:document-statistic meta:table-count="0" meta:image-count="0" meta:object-count="0" meta:page-count="2" meta:paragraph-count="22" meta:word-count="568" meta:character-count="4286" meta:non-whitespace-character-count="3737"/>
  </office:meta>
</office:document-meta>
</file>